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l patterns</text:p>
      <text:p text:style-name="P1">-------------</text:p>
      <text:p text:style-name="P1"/>
      <text:p text:style-name="P1">Standard/</text:p>
      <text:p text:style-name="P1">Bembe (Afro Cuban)</text:p>
      <text:p text:style-name="P1">1 2 3 1 2 3 1 2 3 1 2 3</text:p>
      <text:p text:style-name="P1">l - - l - - l - - l - -</text:p>
      <text:p text:style-name="P1">r - r - r r - r - r - r</text:p>
      <text:p text:style-name="P1"/>
      <text:p text:style-name="P1">Yoruba (Nigeria)</text:p>
      <text:p text:style-name="P1">1 2 3 1 2 3 1 2 3 1 2 3</text:p>
      <text:p text:style-name="P1">l - - l - - l - - l - -</text:p>
      <text:p text:style-name="P1">r - r - r r - r - r r -</text:p>
      <text:p text:style-name="P1"/>
      <text:p text:style-name="P1">Soli (Senegal)</text:p>
      <text:p text:style-name="P1">1 2 3 1 2 3 1 2 3 1 2 3</text:p>
      <text:p text:style-name="P1">l - - l - - l - - l - -</text:p>
      <text:p text:style-name="P1">r - r - r - r - r r - r</text:p>
      <text:p text:style-name="P1"/>
      <text:p text:style-name="P1">Tambu (Afro-Curacao)</text:p>
      <text:p text:style-name="P1">1 2 3 1 2 3 1 2 3 1 2 3</text:p>
      <text:p text:style-name="P1">l - - l - - l - - l - -</text:p>
      <text:p text:style-name="P1">r - r r - r r - r - r -</text:p>
      <text:p text:style-name="P1"/>
      <text:p text:style-name="P1">Bembe 2 (Afro Cuban)</text:p>
      <text:p text:style-name="P1">1 2 3 1 2 3 1 2 3 1 2 3</text:p>
      <text:p text:style-name="P1">l - - l - - l - - l - -</text:p>
      <text:p text:style-name="P1">r r - r - r r - r - r -</text:p>
      <text:p text:style-name="P1"/>
      <text:p text:style-name="P1">Tonada (Spanish-Cuban)</text:p>
      <text:p text:style-name="P1">1 2 3 1 2 3 1 2 3 1 2 3</text:p>
      <text:p text:style-name="P1">l - - l - - l - - l - -</text:p>
      <text:p text:style-name="P1">r - r r - r r - r - r -</text:p>
      <text:p text:style-name="P1"/>
      <text:p text:style-name="P1">Asadua (Ghana)</text:p>
      <text:p text:style-name="P1">1 2 3 1 2 3 1 2 3 1 2 3</text:p>
      <text:p text:style-name="P1">l - - l - - l - - l - -</text:p>
      <text:p text:style-name="P1">r - r - r - r r - r r -</text:p>
      <text:p text:style-name="P1"/>
      <text:p text:style-name="P1">Sorsonet (W. Guinea)</text:p>
      <text:p text:style-name="P1">1 2 3 1 2 3 1 2 3 1 2 3</text:p>
      <text:p text:style-name="P1">l - - l - - l - - l - -</text:p>
      <text:p text:style-name="P1">r r r - r - r - r - r -</text:p>
      <text:p text:style-name="P1"/>
      <text:p text:style-name="P1">Bemba (Zimbabwe)</text:p>
      <text:p text:style-name="P1">1 2 3 1 2 3 1 2 3 1 2 3</text:p>
      <text:p text:style-name="P1">l - - l - - l - - l - -</text:p>
      <text:p text:style-name="P1">r - r r - r - r - r r -</text:p>
      <text:p text:style-name="P1"/>
      <text:p text:style-name="P1">Ashanti (Ghana)</text:p>
      <text:p text:style-name="P1">1 2 3 1 2 3 1 2 3 1 2 3</text:p>
      <text:p text:style-name="P1">l - - l - - l - - l - -</text:p>
      <text:p text:style-name="P1">r - r r - r - r r - r -</text:p>
      <text:p text:style-name="P1"/>
      <text:p text:style-name="P1">Yanvalou/Long Bell (Haiti/Benin)</text:p>
      <text:p text:style-name="P1">1 2 3 1 2 3 1 2 3 1 2 3</text:p>
      <text:p text:style-name="P1">l - - l - - l - - l - -</text:p>
      <text:p text:style-name="P1">r - r - r - r r - r - r</text:p>
      <text:p text:style-name="P1"/>
      <text:p text:style-name="P1">Bahavento (Afro/Brazil)</text:p>
      <text:p text:style-name="P1">1 2 3 1 2 3 1 2 3 1 2 3</text:p>
      <text:p text:style-name="P1">l - - l - - l - - l - -</text:p>
      <text:p text:style-name="P1">r - - r - - r - - r - -</text:p>
      <text:p text:style-name="P1"/>
      <text:p text:style-name="P1">Mahi/Long Bell (Afro-Haitian)</text:p>
      <text:p text:style-name="P1">1 2 3 1 2 3 1 2 3 1 2 3</text:p>
      <text:p text:style-name="P1">l - - l - - l - - l - -</text:p>
      <text:p text:style-name="P1">r - r - r - r r - r - r</text:p>
      <text:p text:style-name="P1"/>
      <text:p text:style-name="P1"><text:soft-page-break/>Soli 2/Shuffle (Mali/US)</text:p>
      <text:p text:style-name="P1">1 2 3 1 2 3 1 2 3 1 2 3</text:p>
      <text:p text:style-name="P1">l - - l - - l - - l - -</text:p>
      <text:p text:style-name="P1">r - r r - r r - r r - r</text:p>
      <text:p text:style-name="P1"/>
      <text:p text:style-name="P1">Fume Fume (Ghana)</text:p>
      <text:p text:style-name="P1">1 2 3 1 2 3 1 2 3 1 2 3</text:p>
      <text:p text:style-name="P1">l - - l - - l - - l - -</text:p>
      <text:p text:style-name="P1">r - r - r - - r - r - r</text:p>
      <text:p text:style-name="P1"/>
      <text:p text:style-name="P1">Kenkeni (Guinea)</text:p>
      <text:p text:style-name="P1">1 2 3 1 2 3 1 2 3 1 2 3</text:p>
      <text:p text:style-name="P1">l - - l - - l - - l - -</text:p>
      <text:p text:style-name="P1">- r r - r r - r r - r r</text:p>
      <text:p text:style-name="P1"/>
      <text:p text:style-name="P1">Djabara (N E Guinea)</text:p>
      <text:p text:style-name="P1">1 2 3 1 2 3 1 2 3 1 2 3</text:p>
      <text:p text:style-name="P1">l - - l - - l - - l - -</text:p>
      <text:p text:style-name="P1">r r - r r - r r - r r -</text:p>
      <text:p text:style-name="P1"/>
      <text:p text:style-name="P1">Bikutsi (Cameroon)</text:p>
      <text:p text:style-name="P1">1 2 3 1 2 3 1 2 3 1 2 3</text:p>
      <text:p text:style-name="P1">l - - l - - l - - l - -</text:p>
      <text:p text:style-name="P1">r - r - r - r - r - r -</text:p>
      <text:p text:style-name="P1"/>
      <text:p text:style-name="P1">Jazz Swing (US)</text:p>
      <text:p text:style-name="P1">1 2 3 1 2 3 1 2 3 1 2 3</text:p>
      <text:p text:style-name="P1">l - - l - - l - - l - -</text:p>
      <text:p text:style-name="P1">r - - r - r r - - r - 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Mono Light" svg:font-family="'Latin Modern Mono Light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54:53.418880842</meta:creation-date>
    <dc:date>2018-12-05T15:57:16.294247164</dc:date>
    <meta:editing-duration>PT2M23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79" meta:word-count="737" meta:character-count="1715" meta:non-whitespace-character-count="1057"/>
  </office:meta>
</office:document-meta>
</file>